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officeooo:paragraph-rsid="001dd936"/>
    </style:style>
    <style:style style:name="P3" style:family="paragraph" style:parent-style-name="Heading_20_1">
      <style:text-properties style:font-name="P052" officeooo:rsid="001acb99" officeooo:paragraph-rsid="001acb99"/>
    </style:style>
    <style:style style:name="P4" style:family="paragraph" style:parent-style-name="Heading_20_2">
      <style:text-properties style:font-name="P052" officeooo:rsid="001dd936"/>
    </style:style>
    <style:style style:name="P5" style:family="paragraph" style:parent-style-name="Heading_20_2">
      <style:text-properties officeooo:paragraph-rsid="001dd936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5ce67"/>
    </style:style>
    <style:style style:name="T4" style:family="text">
      <style:text-properties style:font-name="Source Code Pro Medium" fo:font-weight="normal" style:font-weight-asian="normal" style:font-weight-complex="normal"/>
    </style:style>
    <style:style style:name="T5" style:family="text">
      <style:text-properties officeooo:rsid="00255aa6"/>
    </style:style>
    <style:style style:name="T6" style:family="text">
      <style:text-properties officeooo:rsid="002646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ssignment – <text:span text:style-name="T6">10</text:span></text:h>
      <text:p text:style-name="P1"/>
      <text:p text:style-name="P2"><text:span text:style-name="T1">1. </text:span><text:span text:style-name="T3">Implementation N queen problem</text:span></text:p>
      <text:p text:style-name="P2"/>
      <text:h text:style-name="P4" text:outline-level="2">Algorithm: </text:h>
      <text:p text:style-name="Preformatted_20_Text"><text:bookmark text:name="docs-internal-guid-bfb9eeae-7fff-262d-63d0-fcdbd96b3ec7"/>Place (k, i) returns a Boolean value that is true if the kth queen can be placed in column i. It tests both whether i is distinct from all previous costs x1, x2,....xk-1 and whether there is no other queen on the same diagonal. Using place, we give a precise solution to then n- queens problem.<text:span text:style-name="T4"/></text:p>
      <text:p text:style-name="Preformatted_20_Text"/>
      <text:p text:style-name="Preformatted_20_Text">1. Place (k, i)<text:span text:style-name="T4"/></text:p>
      <text:p text:style-name="Preformatted_20_Text">2. {<text:span text:style-name="T4"/></text:p>
      <text:p text:style-name="Preformatted_20_Text">3. For j ← 1 to k - 1<text:span text:style-name="T4"/></text:p>
      <text:p text:style-name="Preformatted_20_Text">4. do if (x [j] = i)<text:span text:style-name="T4"/></text:p>
      <text:p text:style-name="Preformatted_20_Text">5. or (Abs x [j]) - i) = (Abs (j - k))<text:span text:style-name="T4"/></text:p>
      <text:p text:style-name="Preformatted_20_Text">6. then return false;<text:span text:style-name="T4"/></text:p>
      <text:p text:style-name="Preformatted_20_Text">7. return true;<text:span text:style-name="T4"/></text:p>
      <text:p text:style-name="Preformatted_20_Text">8. }<text:span text:style-name="T4"/></text:p>
      <text:p text:style-name="Preformatted_20_Text">9. Place (k, i) return true if a queen can be placed in the kth row and ith column otherwise<text:span text:style-name="T4"/></text:p>
      <text:p text:style-name="Preformatted_20_Text">return is false. x [] is a global array whose final k - 1 values have been set. Abs (r) returns the<text:span text:style-name="T4"/></text:p>
      <text:p text:style-name="Preformatted_20_Text">absolute value of r.<text:span text:style-name="T4"/></text:p>
      <text:p text:style-name="Preformatted_20_Text">1. N - Queens (k, n)<text:span text:style-name="T4"/></text:p>
      <text:p text:style-name="Preformatted_20_Text">2. {<text:span text:style-name="T4"/></text:p>
      <text:p text:style-name="Preformatted_20_Text">3. For i ← 1 to n<text:span text:style-name="T4"/></text:p>
      <text:p text:style-name="Preformatted_20_Text">4. do if Place (k, i) then<text:span text:style-name="T4"/></text:p>
      <text:p text:style-name="Preformatted_20_Text">5. {<text:span text:style-name="T4"/></text:p>
      <text:p text:style-name="Preformatted_20_Text">6. x [k] ← i;<text:span text:style-name="T4"/></text:p>
      <text:p text:style-name="Preformatted_20_Text">7. if (k ==n) then<text:span text:style-name="T4"/></text:p>
      <text:p text:style-name="Preformatted_20_Text">8. write (x [1....n));<text:span text:style-name="T4"/></text:p>
      <text:p text:style-name="Preformatted_20_Text">9. else<text:span text:style-name="T4"/></text:p>
      <text:p text:style-name="Preformatted_20_Text">10. N - Queens (k + 1, n);<text:span text:style-name="T4"/></text:p>
      <text:p text:style-name="Preformatted_20_Text">11. }<text:span text:style-name="T4"/></text:p>
      <text:p text:style-name="Preformatted_20_Text">12. }<text:span text:style-name="T4"/></text:p>
      <text:p text:style-name="Preformatted_20_Text"/>
      <text:h text:style-name="P5" text:outline-level="2"><text:span text:style-name="T2">Program:</text:span><text:span text:style-name="T1"> </text:span></text:h>
      <text:p text:style-name="Preformatted_20_Text">#include&lt;stdio.h&gt;</text:p>
      <text:p text:style-name="Preformatted_20_Text">#include&lt;conio.h&gt;</text:p>
      <text:p text:style-name="Preformatted_20_Text">#include&lt;math.h&gt;</text:p>
      <text:p text:style-name="Preformatted_20_Text">#include&lt;stdlib.h&gt;</text:p>
      <text:p text:style-name="Preformatted_20_Text"/>
      <text:p text:style-name="Preformatted_20_Text">int a[30], count = 0;</text:p>
      <text:p text:style-name="Preformatted_20_Text">int place (int pos) {</text:p>
      <text:p text:style-name="Preformatted_20_Text"><text:s text:c="2"/>int i;</text:p>
      <text:p text:style-name="Preformatted_20_Text"><text:s text:c="2"/>for (i = 1; i &lt; pos; i++)</text:p>
      <text:p text:style-name="Preformatted_20_Text"><text:s text:c="4"/>{</text:p>
      <text:p text:style-name="Preformatted_20_Text"><text:soft-page-break/><text:s text:c="6"/>if ((a[i] == a[pos]) || ((abs (a[i] - a[pos]) == abs (i - pos))))</text:p>
      <text:p text:style-name="Preformatted_20_Text"><text:tab/>return 0;</text:p>
      <text:p text:style-name="Preformatted_20_Text"><text:s text:c="4"/>}</text:p>
      <text:p text:style-name="Preformatted_20_Text"><text:s text:c="2"/>return 1;</text:p>
      <text:p text:style-name="Preformatted_20_Text">}</text:p>
      <text:p text:style-name="Preformatted_20_Text"/>
      <text:p text:style-name="Preformatted_20_Text">void print_sol (int n) {</text:p>
      <text:p text:style-name="Preformatted_20_Text"><text:s text:c="2"/>int i, j;</text:p>
      <text:p text:style-name="Preformatted_20_Text"><text:s text:c="2"/>count++;</text:p>
      <text:p text:style-name="Preformatted_20_Text"><text:s text:c="2"/>printf ("\n\nSolution #%d:\n", count);</text:p>
      <text:p text:style-name="Preformatted_20_Text"><text:s text:c="2"/>for (i = 1; i &lt;= n; i++)</text:p>
      <text:p text:style-name="Preformatted_20_Text"><text:s text:c="4"/>{</text:p>
      <text:p text:style-name="Preformatted_20_Text"><text:s text:c="6"/>for (j = 1; j &lt;= n; j++)</text:p>
      <text:p text:style-name="Preformatted_20_Text"><text:tab/>{</text:p>
      <text:p text:style-name="Preformatted_20_Text"><text:tab/> <text:s/>if (a[i] == j)</text:p>
      <text:p text:style-name="Preformatted_20_Text"><text:tab/> <text:s text:c="3"/>printf ("Q\t");</text:p>
      <text:p text:style-name="Preformatted_20_Text"><text:tab/> <text:s/>else</text:p>
      <text:p text:style-name="Preformatted_20_Text"><text:tab/> <text:s text:c="3"/>printf ("*\t");</text:p>
      <text:p text:style-name="Preformatted_20_Text"><text:tab/>}</text:p>
      <text:p text:style-name="Preformatted_20_Text"><text:s text:c="6"/>printf ("\n");</text:p>
      <text:p text:style-name="Preformatted_20_Text"><text:s text:c="4"/>}</text:p>
      <text:p text:style-name="Preformatted_20_Text">}</text:p>
      <text:p text:style-name="Preformatted_20_Text"/>
      <text:p text:style-name="Preformatted_20_Text">void queen (int n) {</text:p>
      <text:p text:style-name="Preformatted_20_Text"><text:s text:c="2"/>int k = 1;</text:p>
      <text:p text:style-name="Preformatted_20_Text"><text:s text:c="2"/>a[k] = 0;</text:p>
      <text:p text:style-name="Preformatted_20_Text"><text:s text:c="2"/>while (k != 0)</text:p>
      <text:p text:style-name="Preformatted_20_Text"><text:s text:c="4"/>{</text:p>
      <text:p text:style-name="Preformatted_20_Text"><text:s text:c="6"/>a[k] = a[k] + 1;</text:p>
      <text:p text:style-name="Preformatted_20_Text"><text:s text:c="6"/>while ((a[k] &lt;= n) &amp;&amp; !place (k))</text:p>
      <text:p text:style-name="Preformatted_20_Text"><text:tab/>a[k]++;</text:p>
      <text:p text:style-name="Preformatted_20_Text"><text:s text:c="6"/>if (a[k] &lt;= n)</text:p>
      <text:p text:style-name="Preformatted_20_Text"><text:tab/>{</text:p>
      <text:p text:style-name="Preformatted_20_Text"><text:tab/> <text:s/>if (k == n)</text:p>
      <text:p text:style-name="Preformatted_20_Text"><text:tab/> <text:s text:c="3"/>print_sol (n);</text:p>
      <text:p text:style-name="Preformatted_20_Text"><text:tab/> <text:s/>else</text:p>
      <text:p text:style-name="Preformatted_20_Text"><text:tab/> <text:s text:c="3"/>{</text:p>
      <text:p text:style-name="Preformatted_20_Text"><text:tab/> <text:s text:c="5"/>k++;</text:p>
      <text:p text:style-name="Preformatted_20_Text"><text:tab/> <text:s text:c="5"/>a[k] = 0;</text:p>
      <text:p text:style-name="Preformatted_20_Text"><text:tab/> <text:s text:c="3"/>}</text:p>
      <text:p text:style-name="Preformatted_20_Text"><text:tab/>}</text:p>
      <text:p text:style-name="Preformatted_20_Text"><text:s text:c="6"/>else</text:p>
      <text:p text:style-name="Preformatted_20_Text"><text:tab/>k--;</text:p>
      <text:p text:style-name="Preformatted_20_Text"><text:s text:c="4"/>}</text:p>
      <text:p text:style-name="Preformatted_20_Text">}</text:p>
      <text:p text:style-name="Preformatted_20_Text"/>
      <text:p text:style-name="Preformatted_20_Text">void main () {</text:p>
      <text:p text:style-name="Preformatted_20_Text"><text:s text:c="2"/>int i, n;</text:p>
      <text:p text:style-name="Preformatted_20_Text"><text:s text:c="2"/>printf ("Enter the number of Queens\n");</text:p>
      <text:p text:style-name="Preformatted_20_Text"><text:s text:c="2"/>scanf ("%d", &amp;n);</text:p>
      <text:p text:style-name="Preformatted_20_Text"><text:s text:c="2"/>queen (n);</text:p>
      <text:p text:style-name="Preformatted_20_Text"><text:s text:c="2"/>printf ("\nTotal solutions=%d", count);</text:p>
      <text:p text:style-name="Preformatted_20_Text">}</text:p>
      <text:h text:style-name="Heading_20_2" text:outline-level="2"><text:soft-page-break/>Output: </text:h>
      <text:p text:style-name="Preformatted_20_Text"><text:bookmark text:name="docs-internal-guid-1280ec84-7fff-e1f8-a18f-4dc528e8ac0c"/>Enter the number of Queens</text:p>
      <text:p text:style-name="Preformatted_20_Text">4</text:p>
      <text:p text:style-name="Preformatted_20_Text">Solution #1:</text:p>
      <text:p text:style-name="Preformatted_20_Text">* Q * *</text:p>
      <text:p text:style-name="Preformatted_20_Text">* * * Q</text:p>
      <text:p text:style-name="Preformatted_20_Text">Q * * *</text:p>
      <text:p text:style-name="Preformatted_20_Text">* * Q *</text:p>
      <text:p text:style-name="Preformatted_20_Text">Solution #2:</text:p>
      <text:p text:style-name="Preformatted_20_Text">* * Q *</text:p>
      <text:p text:style-name="Preformatted_20_Text">Q * * *</text:p>
      <text:p text:style-name="Preformatted_20_Text">* * * Q</text:p>
      <text:p text:style-name="Preformatted_20_Text">* Q * *</text:p>
      <text:p text:style-name="Preformatted_20_Text">Total solutions=2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1H16M40S</meta:editing-duration>
    <meta:editing-cycles>8</meta:editing-cycles>
    <meta:generator>LibreOffice/7.4.6.2$Linux_X86_64 LibreOffice_project/40$Build-2</meta:generator>
    <dc:title>daa_assignment</dc:title>
    <dc:date>2023-05-16T23:13:14.690634846</dc:date>
    <meta:document-statistic meta:table-count="0" meta:image-count="0" meta:object-count="0" meta:page-count="3" meta:paragraph-count="101" meta:word-count="418" meta:character-count="1895" meta:non-whitespace-character-count="1421"/>
    <meta:template xlink:type="simple" xlink:actuate="onRequest" xlink:title="daa_assignment" xlink:href="../../../../../Templates/daa_assignment.ott" meta:date="2023-05-16T21:35:09.903113520"/>
  </office:meta>
</office:document-meta>
</file>